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  <style:style style:name="P2" style:family="paragraph" style:parent-style-name="Standard">
      <style:text-properties officeooo:rsid="0017d8bf" officeooo:paragraph-rsid="0026d12b"/>
    </style:style>
    <style:style style:name="P3" style:family="paragraph" style:parent-style-name="Standard">
      <style:text-properties officeooo:rsid="0017d8bf" officeooo:paragraph-rsid="00292b46"/>
    </style:style>
    <style:style style:name="P4" style:family="paragraph" style:parent-style-name="Standard">
      <style:text-properties officeooo:paragraph-rsid="0017d8bf"/>
    </style:style>
    <style:style style:name="P5" style:family="paragraph" style:parent-style-name="Standard">
      <style:text-properties officeooo:rsid="001d701a" officeooo:paragraph-rsid="001d701a"/>
    </style:style>
    <style:style style:name="P6" style:family="paragraph" style:parent-style-name="Standard">
      <style:text-properties officeooo:rsid="0023c790" officeooo:paragraph-rsid="0023c790"/>
    </style:style>
    <style:style style:name="P7" style:family="paragraph" style:parent-style-name="Standard">
      <style:text-properties officeooo:rsid="0026d12b" officeooo:paragraph-rsid="0026d12b"/>
    </style:style>
    <style:style style:name="P8" style:family="paragraph" style:parent-style-name="Standard">
      <style:text-properties officeooo:rsid="002b0972" officeooo:paragraph-rsid="002b0972"/>
    </style:style>
    <style:style style:name="P9" style:family="paragraph" style:parent-style-name="Standard">
      <style:text-properties officeooo:rsid="0024feab" officeooo:paragraph-rsid="001d701a"/>
    </style:style>
    <style:style style:name="P10" style:family="paragraph" style:parent-style-name="Standard">
      <style:text-properties officeooo:rsid="0017d8bf" officeooo:paragraph-rsid="0017d8bf"/>
    </style:style>
    <style:style style:name="P11" style:family="paragraph" style:parent-style-name="Standard">
      <style:text-properties officeooo:rsid="0017d8bf" officeooo:paragraph-rsid="002e805e"/>
    </style:style>
    <style:style style:name="P12" style:family="paragraph" style:parent-style-name="Standard">
      <style:text-properties officeooo:rsid="001d701a" officeooo:paragraph-rsid="001d701a"/>
    </style:style>
    <style:style style:name="P13" style:family="paragraph" style:parent-style-name="Standard">
      <style:text-properties officeooo:rsid="0026d12b" officeooo:paragraph-rsid="001d701a"/>
    </style:style>
    <style:style style:name="P14" style:family="paragraph" style:parent-style-name="Standard">
      <style:text-properties officeooo:rsid="0026d12b" officeooo:paragraph-rsid="0026d12b"/>
    </style:style>
    <style:style style:name="T1" style:family="text">
      <style:text-properties officeooo:rsid="0018cf3f"/>
    </style:style>
    <style:style style:name="T2" style:family="text">
      <style:text-properties officeooo:rsid="001ab4a5"/>
    </style:style>
    <style:style style:name="T3" style:family="text">
      <style:text-properties officeooo:rsid="001ba01e"/>
    </style:style>
    <style:style style:name="T4" style:family="text">
      <style:text-properties officeooo:rsid="001bac90"/>
    </style:style>
    <style:style style:name="T5" style:family="text">
      <style:text-properties officeooo:rsid="0017d8bf"/>
    </style:style>
    <style:style style:name="T6" style:family="text">
      <style:text-properties officeooo:rsid="001ca53c"/>
    </style:style>
    <style:style style:name="T7" style:family="text">
      <style:text-properties officeooo:rsid="001f60c7"/>
    </style:style>
    <style:style style:name="T8" style:family="text">
      <style:text-properties officeooo:rsid="002066e2"/>
    </style:style>
    <style:style style:name="T9" style:family="text">
      <style:text-properties officeooo:rsid="0021f604"/>
    </style:style>
    <style:style style:name="T10" style:family="text">
      <style:text-properties officeooo:rsid="00232200"/>
    </style:style>
    <style:style style:name="T11" style:family="text">
      <style:text-properties officeooo:rsid="0023dde0"/>
    </style:style>
    <style:style style:name="T12" style:family="text">
      <style:text-properties officeooo:rsid="0026d12b"/>
    </style:style>
    <style:style style:name="T13" style:family="text">
      <style:text-properties officeooo:rsid="00283c2f"/>
    </style:style>
    <style:style style:name="T14" style:family="text">
      <style:text-properties officeooo:rsid="002e80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You may want to go to the bathroom first, <text:span text:style-name="T11">silence all the things that go beep in the night, there will be no intermission</text:span>...OK:</text:p>
      <text:p text:style-name="P6"/>
      <text:p text:style-name="P1">Git <text:span text:style-name="T6">(version control)</text:span> History</text:p>
      <text:p text:style-name="P1"><text:tab/>Mercurial <text:span text:style-name="T10">(Atlassian just removed support for Mercurial)</text:span></text:p>
      <text:p text:style-name="P1"><text:tab/>SVN <text:span text:style-name="T9">(Subversion)</text:span></text:p>
      <text:p text:style-name="P1"><text:tab/><text:span text:style-name="T6">BitKeeper</text:span></text:p>
      <text:p text:style-name="P4"><text:span text:style-name="T5"><text:tab/>Linus Torvald - </text:span><text:a xlink:type="simple" xlink:href="https://en.wikipedia.org/wiki/Linus_Torvalds" text:style-name="Internet_20_link" text:visited-style-name="Visited_20_Internet_20_Link">https://en.wikipedia.org/wiki/Linus_Torvalds</text:a></text:p>
      <text:p text:style-name="P2"/>
      <text:p text:style-name="P3">Why learn it</text:p>
      <text:p text:style-name="P3"><text:tab/>Do you have documents labeled version 1, version 2</text:p>
      <text:p text:style-name="P3"><text:tab/>Defacto standard</text:p>
      <text:p text:style-name="P3"><text:tab/>Company standard</text:p>
      <text:p text:style-name="P3"><text:tab/>It can save your rear end</text:p>
      <text:p text:style-name="P3"><text:tab/>Portability</text:p>
      <text:p text:style-name="P3"><text:tab/><text:span text:style-name="T2">It is not just for programmers</text:span></text:p>
      <text:p text:style-name="P2"/>
      <text:p text:style-name="P2">Why we use it</text:p>
      <text:p text:style-name="P2"><text:tab/><text:span text:style-name="T6">Ability to work with a team on a single document at the same time</text:span></text:p>
      <text:p text:style-name="P2"><text:tab/><text:span text:style-name="T6">Better cross team functionality (e.g. Code for America)</text:span></text:p>
      <text:p text:style-name="P2"><text:tab/>Traceability</text:p>
      <text:p text:style-name="P2"><text:tab/>Ability to recover previous versions</text:p>
      <text:p text:style-name="P2"><text:tab/><text:span text:style-name="T6">Who changed my document: </text:span>Accountability <text:span text:style-name="T3">(Git blame)</text:span> </text:p>
      <text:p text:style-name="P1"/>
      <text:p text:style-name="P1"><text:tab/><text:span text:style-name="T13">Managerial reason: If your laptop is lost, stolen or destryoed your work is recoverable</text:span></text:p>
      <text:p text:style-name="P1"/>
      <text:p text:style-name="P1">Basics of Git</text:p>
      <text:p text:style-name="P1"><text:tab/>Git init <text:span text:style-name="T1">or git clone</text:span>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/>
      <text:p text:style-name="P1">How it works</text:p>
      <text:p text:style-name="P1"><text:tab/>Folder structure – <text:span text:style-name="T6">build this while showing the basic commands above</text:span></text:p>
      <text:p text:style-name="P1"/>
      <text:p text:style-name="P1">How to learn it </text:p>
      <text:p text:style-name="P1"><text:tab/><text:span text:style-name="T8">man git (Git CLI for sure check windows powershell/cmd)</text:span></text:p>
      <text:p text:style-name="P1"><text:tab/>--<text:span text:style-name="T7">help – built in help : </text:span><text:a xlink:type="simple" xlink:href="https://git-scm.com/docs/git-help" text:style-name="Internet_20_link" text:visited-style-name="Visited_20_Internet_20_Link"><text:span text:style-name="T7">https://git-scm.com/docs/git-help</text:span></text:a></text:p>
      <text:p text:style-name="P1"><text:tab/><text:tab/><text:span text:style-name="T4">These can be overwhelming when you are first learning but they literally have all of the <text:tab/><text:tab/><text:tab/>information that is needed to use git</text:span></text:p>
      <text:p text:style-name="P1"/>
      <text:p text:style-name="P1"><text:tab/><text:span text:style-name="T14">Linux convention:</text:span></text:p>
      <text:p text:style-name="P1"><text:tab/><text:span text:style-name="T14">single hyphen (-) is used for a letter: git commit -m for messages</text:span></text:p>
      <text:p text:style-name="P1"><text:tab/><text:span text:style-name="T14">double hyphen (–) is used for a word: git log --help for help</text:span></text:p>
      <text:p text:style-name="P1"/>
      <text:p text:style-name="P1"><text:tab/>Google something specific</text:p>
      <text:p text:style-name="P1"><text:tab/><text:tab/><text:span text:style-name="T2">How do I clone a git repository?</text:span></text:p>
      <text:p text:style-name="P1"><text:soft-page-break/><text:tab/>Articles</text:p>
      <text:p text:style-name="P1"><text:tab/><text:tab/><text:span text:style-name="T2">Add links</text:span></text:p>
      <text:p text:style-name="P1"><text:tab/>Books</text:p>
      <text:p text:style-name="P1"><text:tab/><text:tab/><text:span text:style-name="T2">Git in a month of lunches</text:span></text:p>
      <text:p text:style-name="P1"><text:tab/>Training courses</text:p>
      <text:p text:style-name="P1"><text:tab/><text:tab/><text:span text:style-name="T2">Linux Academy</text:span></text:p>
      <text:p text:style-name="P1"><text:tab/><text:tab/><text:span text:style-name="T2">Udemy</text:span></text:p>
      <text:p text:style-name="P1"><text:tab/><text:tab/><text:span text:style-name="T2">Pluralsight</text:span></text:p>
      <text:p text:style-name="P1"><text:tab/><text:tab/><text:span text:style-name="T2">W3Schools</text:span></text:p>
      <text:p text:style-name="P1"><text:tab/><text:tab/><text:span text:style-name="T2">CBTNuggets?</text:span></text:p>
      <text:p text:style-name="P1"/>
      <text:p text:style-name="P1">Recommendations</text:p>
      <text:p text:style-name="P1"><text:tab/>If<text:span text:style-name="T12"> CODE or DOCUMENTATION is used in production it should be in version control; Git, <text:tab/>WIKIs, ticketing systems, etc</text:span></text:p>
      <text:p text:style-name="P1"/>
      <text:p text:style-name="P1"><text:tab/>Commit messages</text:p>
      <text:p text:style-name="P1"><text:tab/><text:tab/><text:span text:style-name="T6">Jira Card number when relevant</text:span></text:p>
      <text:p text:style-name="P11"><text:tab/><text:tab/></text:p>
      <text:p text:style-name="P11"><text:span text:style-name="T4"><text:tab/><text:tab/>one liner</text:span></text:p>
      <text:p text:style-name="P1"><text:tab/><text:tab/><text:span text:style-name="T4">extra detail</text:span></text:p>
      <text:p text:style-name="P11"><text:tab/><text:tab/></text:p>
      <text:p text:style-name="P11"><text:span text:style-name="T4"><text:tab/><text:tab/>It should explain what the script will do or how the script changed:</text:span></text:p>
      <text:p text:style-name="P1"/>
      <text:p text:style-name="P1"><text:tab/><text:tab/><text:span text:style-name="T4">This will add a XXXXYYYY folder</text:span></text:p>
      <text:p text:style-name="P1"><text:tab/><text:tab/><text:span text:style-name="T4">This folder is needed because ...</text:span><text:tab/><text:tab/></text:p>
      <text:p text:style-name="P1"/>
      <text:p text:style-name="P1"><text:tab/>remote vs local copies of the repo </text:p>
      <text:p text:style-name="P1"><text:tab/><text:span text:style-name="T14">primary and secondary clones</text:span></text:p>
      <text:p text:style-name="P1"/>
      <text:p text:style-name="P1">Requirements</text:p>
      <text:p text:style-name="P1"><text:tab/><text:a xlink:type="simple" xlink:href="smb://tnhs/global/admin/scripts" text:style-name="Internet_20_link" text:visited-style-name="Visited_20_Internet_20_Link">\\tnhs\global\admin\scripts</text:a></text:p>
      <text:p text:style-name="P1"><text:tab/><text:a xlink:type="simple" xlink:href="smb://tnhs/global/admin/go/scripts" text:style-name="Internet_20_link" text:visited-style-name="Visited_20_Internet_20_Link"><text:span text:style-name="T6">\\tnhs\global\admin\go\scripts</text:span></text:a></text:p>
      <text:p text:style-name="P1"><text:tab/><text:span text:style-name="T14">\\tnhs\global\admin\ramp-gocd-client-configs</text:span></text:p>
      <text:p text:style-name="P1"/>
      <text:p text:style-name="P5">CLI vs GUI</text:p>
      <text:p text:style-name="P5"><text:tab/>This is Linux; knowing the CLI is best. <text:span text:style-name="T14">A</text:span>ll of the GUI options are just putting a graphical <text:tab/>interface on top of the command line code. <text:span text:style-name="T14">A GUI</text:span> can be helpful. Understanding Branching <text:tab/>history is much easier with some form of graphical representation.</text:p>
      <text:p text:style-name="P5"/>
      <text:p text:style-name="P5"><text:tab/>GUI options:</text:p>
      <text:p text:style-name="P5"><text:tab/><text:tab/><text:span text:style-name="T14">GitK</text:span></text:p>
      <text:p text:style-name="P5"><text:tab/><text:tab/>Git GUI (Built into the Windows version in the apt/<text:span text:style-name="T14">yum</text:span> repo for Linux)</text:p>
      <text:p text:style-name="P5"><text:tab/><text:tab/>SourceTree</text:p>
      <text:p text:style-name="P5"><text:tab/><text:tab/>VSCode – my personal favorite of the moment</text:p>
      <text:p text:style-name="P5"><text:tab/><text:tab/>GitKraken</text:p>
      <text:p text:style-name="P5"><text:tab/><text:tab/>Fork</text:p>
      <text:p text:style-name="P5"/>
      <text:p text:style-name="P9">If you aren’t comfortable with CLIs and reading help documentation; using a GUI can help you locate the command you need to use to perform an action. I do this regularly in AWS.</text:p>
      <text:p text:style-name="P13"><text:soft-page-break/></text:p>
      <text:p text:style-name="P7">Git status – see changes (VS Code example)</text:p>
      <text:p text:style-name="P7"/>
      <text:p text:style-name="P7">Git Aliases <text:span text:style-name="T14">(examples)</text:span></text:p>
      <text:p text:style-name="P7"/>
      <text:p text:style-name="P8">John?</text:p>
      <text:p text:style-name="P8">You are an IT Professional in an IT company, Git is the Industry standard; learn to use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7T16:39:48.720267059</dc:date>
    <meta:editing-duration>PT11H6M58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62" meta:character-count="2850" meta:non-whitespace-character-count="2366"/>
  </office:meta>
</office:document-meta>
</file>